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5-11-19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5-09-2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626" calcext:value-type="float">
            <text:p>-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5-02-19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5-01-28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4-12-12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4-12-12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4-11-0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4-10-0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4-09-11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4-08-09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4-07-1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4-06-07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4-05-09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4-04-25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4-03-12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4-02-05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4-01-19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3-12-27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3-11-20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3-10-11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3-09-1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3-08-11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3-07-1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3-06-14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3-05-24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3-04-1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3-03-2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3-02-08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3-01-1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2-12-07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2-11-16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2-10-19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2-09-0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2-08-10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2-07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2-06-0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2-05-04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2-04-13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2-03-22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2-02-23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2-01-19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2-01-1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1-12-23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1-12-15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1-11-1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1-10-0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1-07-0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1-06-04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1-05-13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1-04-15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1-03-16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1-02-17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1-01-15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0-12-08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0-11-12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0-10-15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0-09-09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0-08-05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0-07-15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0-06-10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0-05-06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0-04-09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0-03-0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0-02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20-01-09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9-12-1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9-11-21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9-10-23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9-09-20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9-08-14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9-07-19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9-06-04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9-05-16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9-04-18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9-03-08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9-02-20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9-01-2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8-12-1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8-11-07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8-10-12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8-09-17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8-08-1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8-07-11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8-06-13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8-05-10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8-04-11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8-03-12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8-02-05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8-01-04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7-12-11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7-11-13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7-10-1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7-09-11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7-08-14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7-07-1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7-06-0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7-05-10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7-04-0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7-03-15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7-02-09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7-01-04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6-12-09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6-11-1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6-11-0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6-10-03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6-09-08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6-08-04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6-07-13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6-06-1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6-05-09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6-04-0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6-03-02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6-02-0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6-01-08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5-12-01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5-11-05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5-10-06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5-09-04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5-08-0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5-07-02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5-06-03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5-05-0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5-04-02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5-03-05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5-02-06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5-01-06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4-12-1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4-11-25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4-10-14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4-09-18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4-08-14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4-07-17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4-06-1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4-05-2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4-04-24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4-03-18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4-02-19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4-01-22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3-12-10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3-11-1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3-10-2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3-09-11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3-08-2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3-07-31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3-06-2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3-05-0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3-04-17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3-03-19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3-02-25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3-01-08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2-12-1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2-11-20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2-10-19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2-09-19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2-08-07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2-07-09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2-06-20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2-05-16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2-04-26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2-04-02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2-03-13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2-02-07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2-01-06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1-12-0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1-11-28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1-10-1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1-09-26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1-08-1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1-07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1-06-07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1-05-09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1-04-1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1-03-1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1-02-0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1-01-0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0-12-0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0-11-0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0-10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0-09-0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0-08-09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0-07-0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0-06-0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0-05-0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0-04-0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0-03-0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0-02-0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10-01-0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9-12-0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9-11-10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9-10-0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9-09-02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9-08-0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9-07-0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9-06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9-05-08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9-04-02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9-03-0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9-02-09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9-01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8-12-0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8-11-0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8-10-0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8-09-0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8-08-0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8-07-07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8-06-0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8-05-0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8-04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8-03-03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8-02-0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8-01-09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7-12-11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7-11-0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7-10-01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7-09-0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7-08-06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7-07-1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7-06-04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7-05-07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7-04-02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7-03-05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7-02-05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7-01-10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6-12-0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6-11-08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6-10-10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6-09-0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6-08-0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6-07-0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6-06-0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6-05-08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6-04-0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6-03-0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6-02-0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6-01-05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5-12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5-11-01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5-10-0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5-09-0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5-08-0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5-07-05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5-06-0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5-05-0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5-04-0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5-03-0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5-02-0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5-01-05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4-12-1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4-11-0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4-10-0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4-09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4-08-0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4-07-12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4-06-0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4-05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4-04-0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4-03-0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4-02-0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4-01-2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3-12-02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3-11-03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3-10-0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3-09-0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3-08-0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3-07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3-06-04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3-05-0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3-04-01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3-03-0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3-02-0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3-01-03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2-12-0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2-11-01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2-10-01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2-09-03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2-08-0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2-07-0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2-06-03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2-05-01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2-04-0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2-03-0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2-02-1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2-02-0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2-01-0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1-12-04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1-11-01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1-10-02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1-09-0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1-08-0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1-07-02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1-06-01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1-05-0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1-04-0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1-03-01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1-02-02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1-01-0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0-12-01 2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0-11-0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0-10-03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0-09-01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0-08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0-07-0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0-06-01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0-05-0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0-04-1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0-03-01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0-02-0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2000-01-03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1999-12-01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1999-11-0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1999-10-04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1999-09-0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1999-08-03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1999-07-0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1999-06-03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1999-05-1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1999-03-31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1999-02-05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1998-12-0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1998-11-02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1998-10-0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1998-09-01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1998-08-03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1998-07-0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1998-06-0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1998-05-2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117157534601</text:p>
          </table:table-cell>
          <table:table-cell office:value-type="string" calcext:value-type="string">
            <text:p>3-2153-08 TAMC P-2 (W154-1B), Oahu, HI</text:p>
          </table:table-cell>
          <table:table-cell office:value-type="string" calcext:value-type="string">
            <text:p>194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04" meta:object-count="0"/>
    <meta:user-defined meta:name="AppVersion">3.0</meta:user-defined>
  </office:meta>
</office:document-meta>
</file>